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es" fo:country="ES" style:text-underline-style="none" fo:font-weight="normal" officeooo:paragraph-rsid="000631f7" style:font-size-asian="11pt" style:font-weight-asian="normal"/>
    </style:style>
    <style:style style:name="P2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style:font-name="Calibri" fo:font-size="16pt" fo:language="es" fo:country="ES" style:text-underline-style="solid" style:text-underline-width="auto" style:text-underline-color="font-color" fo:font-weight="bold" officeooo:paragraph-rsid="000631f7" style:font-size-asian="16pt" style:font-weight-asian="bold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officeooo:paragraph-rsid="000631f7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officeooo:paragraph-rsid="0007c950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es" fo:country="ES" style:text-underline-style="none" fo:font-weight="normal" officeooo:rsid="00190ee1" officeooo:paragraph-rsid="0007c950" style:font-size-asian="11pt" style:font-weight-asian="normal" style:font-weight-complex="normal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officeooo:rsid="000884a6" officeooo:paragraph-rsid="000884a6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officeooo:rsid="00097c8a" officeooo:paragraph-rsid="00097c8a"/>
    </style:style>
    <style:style style:name="T1" style:family="text">
      <style:text-properties style:font-name="Calibri" fo:font-size="11pt" fo:language="es" fo:country="ES" style:text-underline-style="none" fo:font-weight="normal" style:font-size-asian="11pt" style:font-weight-asian="normal"/>
    </style:style>
    <style:style style:name="T2" style:family="text">
      <style:text-properties style:font-name="Calibri" fo:font-size="11pt" fo:language="es" fo:country="ES" style:text-underline-style="none" fo:font-weight="normal" officeooo:rsid="00190ee1" style:font-size-asian="11pt" style:font-weight-asian="normal"/>
    </style:style>
    <style:style style:name="T3" style:family="text">
      <style:text-properties style:font-name="Calibri" fo:font-size="11pt" fo:language="es" fo:country="ES" style:text-underline-style="none" fo:font-weight="normal" style:font-size-asian="11pt" style:font-weight-asian="normal" style:font-weight-complex="normal"/>
    </style:style>
    <style:style style:name="T4" style:family="text">
      <style:text-properties style:font-name="Calibri" fo:font-size="11pt" fo:language="es" fo:country="ES" style:text-underline-style="none" fo:font-weight="normal" officeooo:rsid="00190ee1" style:font-size-asian="11pt" style:font-weight-asian="normal" style:font-weight-complex="normal"/>
    </style:style>
    <style:style style:name="T5" style:family="text">
      <style:text-properties style:font-name="Calibri" fo:font-size="11pt" fo:language="es" fo:country="ES" style:text-underline-style="none" fo:font-weight="bold" style:font-size-asian="11pt" style:font-weight-asian="bold"/>
    </style:style>
    <style:style style:name="T6" style:family="text">
      <style:text-properties style:font-name="Calibri" fo:font-size="11pt" fo:language="es" fo:country="ES" style:text-underline-style="none" fo:font-weight="bold" style:font-size-asian="11pt" style:font-weight-asian="bold" style:font-weight-complex="bold"/>
    </style:style>
    <style:style style:name="T7" style:family="text">
      <style:text-properties style:font-name="Calibri" fo:font-size="11pt" fo:language="es" fo:country="ES" style:text-underline-style="none" fo:font-weight="bold" officeooo:rsid="00190ee1" style:font-size-asian="11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STORIA DE HALLOWEEN</text:p>
      <text:p text:style-name="P1"/>
      <text:p text:style-name="P3"><text:span text:style-name="T1">Érase una vez un </text:span><text:span text:style-name="T5">fantasma</text:span><text:span text:style-name="T1"> que era diferente al resto de fantasmas. No le gustaba asustar a las personas y su deseo era volver a ser una persona viva, de hecho, aún guardaba a buen recaudo el </text:span><text:span text:style-name="T5">esqueleto </text:span><text:span text:style-name="T1">de su cuerpo. Un buen día tuvo la </text:span><text:span text:style-name="T5">iniciativa </text:span><text:span text:style-name="T1">de aprender </text:span><text:span text:style-name="T5">Java</text:span><text:span text:style-name="T1">, con el objetivo de convertirse en un gran programador y crear un complejo programa con el que poder controlar dicho esqueleto, para volver a sentirse vivo.</text:span></text:p>
      <text:p text:style-name="P4"><text:span text:style-name="T2">Su primer gran deseo una vez haya aprendido a controlar su esqueleto, es comerse una gran </text:span><text:span text:style-name="T7">calabaza,</text:span><text:span text:style-name="T4"> pensó que también habría fantasmas como él, y la mejor manera de poner en contacto a fantasmas entre si, es mediante páginas web. Por ello también se puso a estudiar </text:span><text:span text:style-name="T7">HTML</text:span><text:span text:style-name="T4"> y empezó a crear páginas web.</text:span></text:p>
      <text:p text:style-name="P6"><text:span text:style-name="T4">T</text:span><text:span text:style-name="T3">ras comenzar a estudiar </text:span><text:span text:style-name="T6">HTML </text:span><text:span text:style-name="T3"><text:s/>y tras un largo tiempo de perfeccionamiento, decidió añadir </text:span><text:span text:style-name="T6">php</text:span><text:span text:style-name="T3"> para mejorar sus habilidades y estar mas capacitado para realizar los programas necesarios para desarrollar <text:s/>su programa de control de su propio esqueleto.</text:span></text:p>
      <text:p text:style-name="P7"><text:span text:style-name="T3">Pero no obtuvo el éxito esperado. A pesar de que habían muchos fantasmas deseando comer calabazas como él, la pagina web no tenia un diseño bonito y los que entraban a ella no la encontraban atractiva, les resultaba sospechosa y la abandonaban. Es por ello que decidió adquirir un curso de Udemy sobre </text:span><text:span text:style-name="T6">CSS. </text:span><text:span text:style-name="T3">Una vez lo finalizó, sus conocimientos en el diseño web aumentaron de forma considerable. La pagina era preciosa e intuitiva. Gracias a ella consiguió ponerse en contacto con un millar de fantasmas. Todos “vivieron” felices y comieron calabazas.</text:span></text:p>
      <text:p text:style-name="P6"><text:span text:style-name="T3"/></text:p>
      <text:p text:style-name="P7"><text:span text:style-name="T3"/>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01T13:39:21.406000000</meta:creation-date>
    <dc:date>2021-10-05T11:59:23.700000000</dc:date>
    <meta:editing-duration>PT18M14S</meta:editing-duration>
    <meta:editing-cycles>4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5" meta:word-count="263" meta:character-count="1542" meta:non-whitespace-character-count="1282"/>
  </office:meta>
</office:document-meta>
</file>